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919240" table:style-name="ce5">
            <text:p>2.919.240</text:p>
          </table:table-cell>
          <table:table-cell office:value-type="float" office:value="447000" table:style-name="ce5">
            <text:p>447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02800" table:style-name="ce5">
            <text:p>102.800</text:p>
          </table:table-cell>
          <table:table-cell office:value-type="float" office:value="4523240" table:style-name="ce6">
            <text:p>4.523.240</text:p>
          </table:table-cell>
          <table:table-cell office:value-type="float" office:value="4236831" table:style-name="ce6">
            <text:p>4.236.831</text:p>
          </table:table-cell>
          <table:table-cell office:value-type="percentage" office:value="0.93668056525853149" table:style-name="ce7">
            <text:p>93,7%</text:p>
          </table:table-cell>
          <table:table-cell office:value-type="float" office:value="2905091" table:style-name="ce5">
            <text:p>2.905.091</text:p>
          </table:table-cell>
          <table:table-cell office:value-type="float" office:value="1376852" table:style-name="ce5">
            <text:p>1.376.85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67765" table:style-name="ce5">
            <text:p>567.765</text:p>
          </table:table-cell>
          <table:table-cell office:value-type="float" office:value="84500" table:style-name="ce5">
            <text:p>84.500</text:p>
          </table:table-cell>
          <table:table-cell office:value-type="float" office:value="165600" table:style-name="ce5">
            <text:p>165.600</text:p>
          </table:table-cell>
          <table:table-cell office:value-type="float" office:value="16000" table:style-name="ce5">
            <text:p>16.000</text:p>
          </table:table-cell>
          <table:table-cell office:value-type="float" office:value="833865" table:style-name="ce6">
            <text:p>833.865</text:p>
          </table:table-cell>
          <table:table-cell office:value-type="float" office:value="771132" table:style-name="ce6">
            <text:p>771.132</text:p>
          </table:table-cell>
          <table:table-cell office:value-type="percentage" office:value="0.92476839776222775" table:style-name="ce7">
            <text:p>92,5%</text:p>
          </table:table-cell>
          <table:table-cell office:value-type="float" office:value="501244" table:style-name="ce5">
            <text:p>501.244</text:p>
          </table:table-cell>
          <table:table-cell office:value-type="float" office:value="278112" table:style-name="ce5">
            <text:p>278.11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20385" table:style-name="ce5">
            <text:p>520.385</text:p>
          </table:table-cell>
          <table:table-cell office:value-type="float" office:value="73600" table:style-name="ce5">
            <text:p>73.600</text:p>
          </table:table-cell>
          <table:table-cell office:value-type="float" office:value="127000" table:style-name="ce5">
            <text:p>127.000</text:p>
          </table:table-cell>
          <table:table-cell office:value-type="float" office:value="12400" table:style-name="ce5">
            <text:p>12.400</text:p>
          </table:table-cell>
          <table:table-cell office:value-type="float" office:value="733385" table:style-name="ce6">
            <text:p>733.385</text:p>
          </table:table-cell>
          <table:table-cell office:value-type="float" office:value="709724" table:style-name="ce6">
            <text:p>709.724</text:p>
          </table:table-cell>
          <table:table-cell office:value-type="percentage" office:value="0.96773727305576196" table:style-name="ce7">
            <text:p>96,8%</text:p>
          </table:table-cell>
          <table:table-cell office:value-type="float" office:value="459380" table:style-name="ce5">
            <text:p>459.380</text:p>
          </table:table-cell>
          <table:table-cell office:value-type="float" office:value="257364" table:style-name="ce5">
            <text:p>257.364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40830" table:style-name="ce5">
            <text:p>340.830</text:p>
          </table:table-cell>
          <table:table-cell office:value-type="float" office:value="54800" table:style-name="ce5">
            <text:p>54.800</text:p>
          </table:table-cell>
          <table:table-cell office:value-type="float" office:value="145800" table:style-name="ce5">
            <text:p>145.800</text:p>
          </table:table-cell>
          <table:table-cell office:value-type="float" office:value="14200" table:style-name="ce5">
            <text:p>14.200</text:p>
          </table:table-cell>
          <table:table-cell office:value-type="float" office:value="555630" table:style-name="ce6">
            <text:p>555.630</text:p>
          </table:table-cell>
          <table:table-cell office:value-type="float" office:value="501961" table:style-name="ce6">
            <text:p>501.961</text:p>
          </table:table-cell>
          <table:table-cell office:value-type="percentage" office:value="0.90340874322840736" table:style-name="ce7">
            <text:p>90,3%</text:p>
          </table:table-cell>
          <table:table-cell office:value-type="float" office:value="362304" table:style-name="ce5">
            <text:p>362.304</text:p>
          </table:table-cell>
          <table:table-cell office:value-type="float" office:value="147377" table:style-name="ce5">
            <text:p>147.377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710160" table:style-name="ce5">
            <text:p>710.16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26400" table:style-name="ce5">
            <text:p>26.400</text:p>
          </table:table-cell>
          <table:table-cell office:value-type="float" office:value="1112360" table:style-name="ce6">
            <text:p>1.112.360</text:p>
          </table:table-cell>
          <table:table-cell office:value-type="float" office:value="954331" table:style-name="ce6">
            <text:p>954.331</text:p>
          </table:table-cell>
          <table:table-cell office:value-type="percentage" office:value="0.85793358265309794" table:style-name="ce7">
            <text:p>85,8%</text:p>
          </table:table-cell>
          <table:table-cell office:value-type="float" office:value="675729" table:style-name="ce5">
            <text:p>675.729</text:p>
          </table:table-cell>
          <table:table-cell office:value-type="float" office:value="300212" table:style-name="ce5">
            <text:p>300.21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52285" table:style-name="ce5">
            <text:p>252.285</text:p>
          </table:table-cell>
          <table:table-cell office:value-type="float" office:value="36900" table:style-name="ce5">
            <text:p>36.900</text:p>
          </table:table-cell>
          <table:table-cell office:value-type="float" office:value="72500" table:style-name="ce5">
            <text:p>72.500</text:p>
          </table:table-cell>
          <table:table-cell office:value-type="float" office:value="6950" table:style-name="ce5">
            <text:p>6.950</text:p>
          </table:table-cell>
          <table:table-cell office:value-type="float" office:value="368635" table:style-name="ce6">
            <text:p>368.635</text:p>
          </table:table-cell>
          <table:table-cell office:value-type="float" office:value="334728" table:style-name="ce6">
            <text:p>334.728</text:p>
          </table:table-cell>
          <table:table-cell office:value-type="percentage" office:value="0.90802012831120216" table:style-name="ce7">
            <text:p>90,8%</text:p>
          </table:table-cell>
          <table:table-cell office:value-type="float" office:value="222379" table:style-name="ce5">
            <text:p>222.379</text:p>
          </table:table-cell>
          <table:table-cell office:value-type="float" office:value="116385" table:style-name="ce5">
            <text:p>116.385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218855" table:style-name="ce5">
            <text:p>1.218.855</text:p>
          </table:table-cell>
          <table:table-cell office:value-type="float" office:value="180200" table:style-name="ce5">
            <text:p>180.200</text:p>
          </table:table-cell>
          <table:table-cell office:value-type="float" office:value="298300" table:style-name="ce5">
            <text:p>298.300</text:p>
          </table:table-cell>
          <table:table-cell office:value-type="float" office:value="29150" table:style-name="ce5">
            <text:p>29.150</text:p>
          </table:table-cell>
          <table:table-cell office:value-type="float" office:value="1726505" table:style-name="ce6">
            <text:p>1.726.505</text:p>
          </table:table-cell>
          <table:table-cell office:value-type="float" office:value="1550516" table:style-name="ce6">
            <text:p>1.550.516</text:p>
          </table:table-cell>
          <table:table-cell office:value-type="percentage" office:value="0.89806632474276071" table:style-name="ce7">
            <text:p>89,8%</text:p>
          </table:table-cell>
          <table:table-cell office:value-type="float" office:value="973850" table:style-name="ce5">
            <text:p>973.850</text:p>
          </table:table-cell>
          <table:table-cell office:value-type="float" office:value="594307" table:style-name="ce5">
            <text:p>594.307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97805" table:style-name="ce5">
            <text:p>797.805</text:p>
          </table:table-cell>
          <table:table-cell office:value-type="float" office:value="121100" table:style-name="ce5">
            <text:p>121.100</text:p>
          </table:table-cell>
          <table:table-cell office:value-type="float" office:value="253800" table:style-name="ce5">
            <text:p>253.800</text:p>
          </table:table-cell>
          <table:table-cell office:value-type="float" office:value="24675" table:style-name="ce5">
            <text:p>24.675</text:p>
          </table:table-cell>
          <table:table-cell office:value-type="float" office:value="1197380" table:style-name="ce6">
            <text:p>1.197.380</text:p>
          </table:table-cell>
          <table:table-cell office:value-type="float" office:value="1112609" table:style-name="ce6">
            <text:p>1.112.609</text:p>
          </table:table-cell>
          <table:table-cell office:value-type="percentage" office:value="0.92920292638928326" table:style-name="ce7">
            <text:p>92,9%</text:p>
          </table:table-cell>
          <table:table-cell office:value-type="float" office:value="751374" table:style-name="ce5">
            <text:p>751.374</text:p>
          </table:table-cell>
          <table:table-cell office:value-type="float" office:value="379701" table:style-name="ce5">
            <text:p>379.701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853080" table:style-name="ce5">
            <text:p>2.853.080</text:p>
          </table:table-cell>
          <table:table-cell office:value-type="float" office:value="437200" table:style-name="ce5">
            <text:p>437.200</text:p>
          </table:table-cell>
          <table:table-cell office:value-type="float" office:value="969100" table:style-name="ce5">
            <text:p>969.100</text:p>
          </table:table-cell>
          <table:table-cell office:value-type="float" office:value="94450" table:style-name="ce5">
            <text:p>94.450</text:p>
          </table:table-cell>
          <table:table-cell office:value-type="float" office:value="4353830" table:style-name="ce6">
            <text:p>4.353.830</text:p>
          </table:table-cell>
          <table:table-cell office:value-type="float" office:value="3877815" table:style-name="ce6">
            <text:p>3.877.815</text:p>
          </table:table-cell>
          <table:table-cell office:value-type="percentage" office:value="0.89066752721167342" table:style-name="ce7">
            <text:p>89,1%</text:p>
          </table:table-cell>
          <table:table-cell office:value-type="float" office:value="2707013" table:style-name="ce5">
            <text:p>2.707.013</text:p>
          </table:table-cell>
          <table:table-cell office:value-type="float" office:value="1208290" table:style-name="ce5">
            <text:p>1.208.290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783270" table:style-name="ce5">
            <text:p>1.783.270</text:p>
          </table:table-cell>
          <table:table-cell office:value-type="float" office:value="272700" table:style-name="ce5">
            <text:p>272.700</text:p>
          </table:table-cell>
          <table:table-cell office:value-type="float" office:value="629800" table:style-name="ce5">
            <text:p>629.800</text:p>
          </table:table-cell>
          <table:table-cell office:value-type="float" office:value="61400" table:style-name="ce5">
            <text:p>61.400</text:p>
          </table:table-cell>
          <table:table-cell office:value-type="float" office:value="2747170" table:style-name="ce6">
            <text:p>2.747.170</text:p>
          </table:table-cell>
          <table:table-cell office:value-type="float" office:value="2506543" table:style-name="ce6">
            <text:p>2.506.543</text:p>
          </table:table-cell>
          <table:table-cell office:value-type="percentage" office:value="0.91240913376310895" table:style-name="ce7">
            <text:p>91,2%</text:p>
          </table:table-cell>
          <table:table-cell office:value-type="float" office:value="1737096" table:style-name="ce5">
            <text:p>1.737.096</text:p>
          </table:table-cell>
          <table:table-cell office:value-type="float" office:value="811694" table:style-name="ce5">
            <text:p>811.694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59305" table:style-name="ce5">
            <text:p>459.305</text:p>
          </table:table-cell>
          <table:table-cell office:value-type="float" office:value="66700" table:style-name="ce5">
            <text:p>66.700</text:p>
          </table:table-cell>
          <table:table-cell office:value-type="float" office:value="132400" table:style-name="ce5">
            <text:p>132.400</text:p>
          </table:table-cell>
          <table:table-cell office:value-type="float" office:value="12900" table:style-name="ce5">
            <text:p>12.900</text:p>
          </table:table-cell>
          <table:table-cell office:value-type="float" office:value="671305" table:style-name="ce6">
            <text:p>671.305</text:p>
          </table:table-cell>
          <table:table-cell office:value-type="float" office:value="625120" table:style-name="ce6">
            <text:p>625.120</text:p>
          </table:table-cell>
          <table:table-cell office:value-type="percentage" office:value="0.93120116787451312" table:style-name="ce7">
            <text:p>93,1%</text:p>
          </table:table-cell>
          <table:table-cell office:value-type="float" office:value="414848" table:style-name="ce5">
            <text:p>414.848</text:p>
          </table:table-cell>
          <table:table-cell office:value-type="float" office:value="217382" table:style-name="ce5">
            <text:p>217.38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80095" table:style-name="ce5">
            <text:p>1.280.095</text:p>
          </table:table-cell>
          <table:table-cell office:value-type="float" office:value="182600" table:style-name="ce5">
            <text:p>182.600</text:p>
          </table:table-cell>
          <table:table-cell office:value-type="float" office:value="336600" table:style-name="ce5">
            <text:p>336.600</text:p>
          </table:table-cell>
          <table:table-cell office:value-type="float" office:value="32900" table:style-name="ce5">
            <text:p>32.900</text:p>
          </table:table-cell>
          <table:table-cell office:value-type="float" office:value="1832195" table:style-name="ce6">
            <text:p>1.832.195</text:p>
          </table:table-cell>
          <table:table-cell office:value-type="float" office:value="1744611" table:style-name="ce6">
            <text:p>1.744.611</text:p>
          </table:table-cell>
          <table:table-cell office:value-type="percentage" office:value="0.95219722791515093" table:style-name="ce7">
            <text:p>95,2%</text:p>
          </table:table-cell>
          <table:table-cell office:value-type="float" office:value="1153072" table:style-name="ce5">
            <text:p>1.153.072</text:p>
          </table:table-cell>
          <table:table-cell office:value-type="float" office:value="612032" table:style-name="ce5">
            <text:p>612.03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33445" table:style-name="ce5">
            <text:p>133.445</text:p>
          </table:table-cell>
          <table:table-cell office:value-type="float" office:value="19500" table:style-name="ce5">
            <text:p>19.500</text:p>
          </table:table-cell>
          <table:table-cell office:value-type="float" office:value="39600" table:style-name="ce5">
            <text:p>39.600</text:p>
          </table:table-cell>
          <table:table-cell office:value-type="float" office:value="3900" table:style-name="ce5">
            <text:p>3.900</text:p>
          </table:table-cell>
          <table:table-cell office:value-type="float" office:value="196445" table:style-name="ce6">
            <text:p>196.445</text:p>
          </table:table-cell>
          <table:table-cell office:value-type="float" office:value="180522" table:style-name="ce6">
            <text:p>180.522</text:p>
          </table:table-cell>
          <table:table-cell office:value-type="percentage" office:value="0.91894423375499501" table:style-name="ce7">
            <text:p>91,9%</text:p>
          </table:table-cell>
          <table:table-cell office:value-type="float" office:value="116495" table:style-name="ce5">
            <text:p>116.495</text:p>
          </table:table-cell>
          <table:table-cell office:value-type="float" office:value="67299" table:style-name="ce5">
            <text:p>67.299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357475" table:style-name="ce5">
            <text:p>2.357.475</text:p>
          </table:table-cell>
          <table:table-cell office:value-type="float" office:value="364200" table:style-name="ce5">
            <text:p>364.200</text:p>
          </table:table-cell>
          <table:table-cell office:value-type="float" office:value="844700" table:style-name="ce5">
            <text:p>844.700</text:p>
          </table:table-cell>
          <table:table-cell office:value-type="float" office:value="82300" table:style-name="ce5">
            <text:p>82.300</text:p>
          </table:table-cell>
          <table:table-cell office:value-type="float" office:value="3648675" table:style-name="ce6">
            <text:p>3.648.675</text:p>
          </table:table-cell>
          <table:table-cell office:value-type="float" office:value="3314159" table:style-name="ce6">
            <text:p>3.314.159</text:p>
          </table:table-cell>
          <table:table-cell office:value-type="percentage" office:value="0.90831849918120966" table:style-name="ce7">
            <text:p>90,8%</text:p>
          </table:table-cell>
          <table:table-cell office:value-type="float" office:value="2263014" table:style-name="ce5">
            <text:p>2.263.014</text:p>
          </table:table-cell>
          <table:table-cell office:value-type="float" office:value="1097790" table:style-name="ce5">
            <text:p>1.097.790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04995" table:style-name="ce5">
            <text:p>504.995</text:p>
          </table:table-cell>
          <table:table-cell office:value-type="float" office:value="77300" table:style-name="ce5">
            <text:p>77.300</text:p>
          </table:table-cell>
          <table:table-cell office:value-type="float" office:value="188100" table:style-name="ce5">
            <text:p>188.100</text:p>
          </table:table-cell>
          <table:table-cell office:value-type="float" office:value="18300" table:style-name="ce5">
            <text:p>18.300</text:p>
          </table:table-cell>
          <table:table-cell office:value-type="float" office:value="788695" table:style-name="ce6">
            <text:p>788.695</text:p>
          </table:table-cell>
          <table:table-cell office:value-type="float" office:value="674337" table:style-name="ce6">
            <text:p>674.337</text:p>
          </table:table-cell>
          <table:table-cell office:value-type="percentage" office:value="0.85500351847038458" table:style-name="ce7">
            <text:p>85,5%</text:p>
          </table:table-cell>
          <table:table-cell office:value-type="float" office:value="452484" table:style-name="ce5">
            <text:p>452.484</text:p>
          </table:table-cell>
          <table:table-cell office:value-type="float" office:value="229612" table:style-name="ce5">
            <text:p>229.61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55795" table:style-name="ce5">
            <text:p>255.795</text:p>
          </table:table-cell>
          <table:table-cell office:value-type="float" office:value="38800" table:style-name="ce5">
            <text:p>38.800</text:p>
          </table:table-cell>
          <table:table-cell office:value-type="float" office:value="82300" table:style-name="ce5">
            <text:p>82.300</text:p>
          </table:table-cell>
          <table:table-cell office:value-type="float" office:value="8050" table:style-name="ce5">
            <text:p>8.050</text:p>
          </table:table-cell>
          <table:table-cell office:value-type="float" office:value="384945" table:style-name="ce6">
            <text:p>384.945</text:p>
          </table:table-cell>
          <table:table-cell office:value-type="float" office:value="368564" table:style-name="ce6">
            <text:p>368.564</text:p>
          </table:table-cell>
          <table:table-cell office:value-type="percentage" office:value="0.95744586889036098" table:style-name="ce7">
            <text:p>95,7%</text:p>
          </table:table-cell>
          <table:table-cell office:value-type="float" office:value="247991" table:style-name="ce5">
            <text:p>247.991</text:p>
          </table:table-cell>
          <table:table-cell office:value-type="float" office:value="128636" table:style-name="ce5">
            <text:p>128.636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925290" table:style-name="ce5">
            <text:p>925.290</text:p>
          </table:table-cell>
          <table:table-cell office:value-type="float" office:value="136200" table:style-name="ce5">
            <text:p>136.200</text:p>
          </table:table-cell>
          <table:table-cell office:value-type="float" office:value="276500" table:style-name="ce5">
            <text:p>276.500</text:p>
          </table:table-cell>
          <table:table-cell office:value-type="float" office:value="26950" table:style-name="ce5">
            <text:p>26.950</text:p>
          </table:table-cell>
          <table:table-cell office:value-type="float" office:value="1364940" table:style-name="ce6">
            <text:p>1.364.940</text:p>
          </table:table-cell>
          <table:table-cell office:value-type="float" office:value="1266789" table:style-name="ce6">
            <text:p>1.266.789</text:p>
          </table:table-cell>
          <table:table-cell office:value-type="percentage" office:value="0.92809134467449117" table:style-name="ce7">
            <text:p>92,8%</text:p>
          </table:table-cell>
          <table:table-cell office:value-type="float" office:value="889278" table:style-name="ce5">
            <text:p>889.278</text:p>
          </table:table-cell>
          <table:table-cell office:value-type="float" office:value="400593" table:style-name="ce5">
            <text:p>400.593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4210" table:style-name="ce5">
            <text:p>24.21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40060" table:style-name="ce6">
            <text:p>40.060</text:p>
          </table:table-cell>
          <table:table-cell office:value-type="float" office:value="34619" table:style-name="ce6">
            <text:p>34.619</text:p>
          </table:table-cell>
          <table:table-cell office:value-type="percentage" office:value="0.86417873190214678" table:style-name="ce7">
            <text:p>86,4%</text:p>
          </table:table-cell>
          <table:table-cell office:value-type="float" office:value="26710" table:style-name="ce5">
            <text:p>26.710</text:p>
          </table:table-cell>
          <table:table-cell office:value-type="float" office:value="8661" table:style-name="ce5">
            <text:p>8.661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4210" table:style-name="ce5">
            <text:p>24.21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39960" table:style-name="ce6">
            <text:p>39.960</text:p>
          </table:table-cell>
          <table:table-cell office:value-type="float" office:value="32544" table:style-name="ce6">
            <text:p>32.544</text:p>
          </table:table-cell>
          <table:table-cell office:value-type="percentage" office:value="0.81441441441441442" table:style-name="ce7">
            <text:p>81,4%</text:p>
          </table:table-cell>
          <table:table-cell office:value-type="float" office:value="25288" table:style-name="ce5">
            <text:p>25.288</text:p>
          </table:table-cell>
          <table:table-cell office:value-type="float" office:value="8233" table:style-name="ce5">
            <text:p>8.233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8847" table:style-name="ce6">
            <text:p>78.847</text:p>
          </table:table-cell>
          <table:table-cell office:value-type="percentage" office:value="0.86322531202102037" table:style-name="ce7">
            <text:p>86,3%</text:p>
          </table:table-cell>
          <table:table-cell office:value-type="float" office:value="68565" table:style-name="ce5">
            <text:p>68.565</text:p>
          </table:table-cell>
          <table:table-cell office:value-type="float" office:value="10282" table:style-name="ce5">
            <text:p>10.282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950335" table:style-name="ce11">
            <text:p>17.950.335</text:p>
          </table:table-cell>
          <table:table-cell office:value-type="float" office:value="2709000" table:style-name="ce12">
            <text:p>2.709.0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575825" table:style-name="ce14">
            <text:p>575.825</text:p>
          </table:table-cell>
          <table:table-cell office:value-type="float" office:value="27210560" table:style-name="ce15">
            <text:p>27.210.560</text:p>
          </table:table-cell>
          <table:table-cell office:value-type="float" office:value="24876302" table:style-name="ce15">
            <text:p>24.876.302</text:p>
          </table:table-cell>
          <table:table-cell office:value-type="percentage" office:value="0.91421499594275168" table:style-name="ce16">
            <text:p>91,4%</text:p>
          </table:table-cell>
          <table:table-cell office:value-type="float" office:value="16953205" table:style-name="ce15">
            <text:p>16.953.205</text:p>
          </table:table-cell>
          <table:table-cell office:value-type="float" office:value="8250814" table:style-name="ce15">
            <text:p>8.250.814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06" table:style-name="ce5">
            <text:p>18.506</text:p>
          </table:table-cell>
          <table:table-cell office:value-type="float" office:value="17828" table:style-name="ce5">
            <text:p>17.828</text:p>
          </table:table-cell>
          <table:table-cell office:value-type="percentage" office:value="0.99612444827214985" table:style-name="ce25">
            <text:p>99,6%</text:p>
          </table:table-cell>
          <table:table-cell office:value-type="percentage" office:value="0.95962966950156103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36" table:style-name="ce5">
            <text:p>10.836</text:p>
          </table:table-cell>
          <table:table-cell office:value-type="float" office:value="10836" table:style-name="ce5">
            <text:p>10.836</text:p>
          </table:table-cell>
          <table:table-cell office:value-type="float" office:value="9826" table:style-name="ce5">
            <text:p>9.8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679217423403469" table:style-name="ce25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0" table:style-name="ce5">
            <text:p>7.200</text:p>
          </table:table-cell>
          <table:table-cell office:value-type="float" office:value="7003" table:style-name="ce5">
            <text:p>7.003</text:p>
          </table:table-cell>
          <table:table-cell office:value-type="percentage" office:value="0.96385542168674698" table:style-name="ce25">
            <text:p>96,4%</text:p>
          </table:table-cell>
          <table:table-cell office:value-type="percentage" office:value="0.93748326639892909" table:style-name="ce25">
            <text:p>93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68" table:style-name="ce5">
            <text:p>25.068</text:p>
          </table:table-cell>
          <table:table-cell office:value-type="float" office:value="23818" table:style-name="ce5">
            <text:p>23.818</text:p>
          </table:table-cell>
          <table:table-cell office:value-type="percentage" office:value="0.98052100445904722" table:style-name="ce25">
            <text:p>98,1%</text:p>
          </table:table-cell>
          <table:table-cell office:value-type="percentage" office:value="0.93162794336227805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51" table:style-name="ce5">
            <text:p>30.251</text:p>
          </table:table-cell>
          <table:table-cell office:value-type="float" office:value="30251" table:style-name="ce5">
            <text:p>30.251</text:p>
          </table:table-cell>
          <table:table-cell office:value-type="float" office:value="28144" table:style-name="ce5">
            <text:p>28.144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034940993686155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48" table:style-name="ce5">
            <text:p>15.248</text:p>
          </table:table-cell>
          <table:table-cell office:value-type="float" office:value="14249" table:style-name="ce5">
            <text:p>14.249</text:p>
          </table:table-cell>
          <table:table-cell office:value-type="percentage" office:value="0.9981670594396439" table:style-name="ce25">
            <text:p>99,8%</text:p>
          </table:table-cell>
          <table:table-cell office:value-type="percentage" office:value="0.93277035873265257" table:style-name="ce25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603" table:style-name="ce5">
            <text:p>23.603</text:p>
          </table:table-cell>
          <table:table-cell office:value-type="float" office:value="22989" table:style-name="ce5">
            <text:p>22.989</text:p>
          </table:table-cell>
          <table:table-cell office:value-type="percentage" office:value="0.99172268907563021" table:style-name="ce25">
            <text:p>99,2%</text:p>
          </table:table-cell>
          <table:table-cell office:value-type="percentage" office:value="0.96592436974789919" table:style-name="ce25">
            <text:p>96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87" table:style-name="ce5">
            <text:p>3.387</text:p>
          </table:table-cell>
          <table:table-cell office:value-type="float" office:value="3288" table:style-name="ce5">
            <text:p>3.288</text:p>
          </table:table-cell>
          <table:table-cell office:value-type="percentage" office:value="0.99911504424778763" table:style-name="ce25">
            <text:p>99,9%</text:p>
          </table:table-cell>
          <table:table-cell office:value-type="percentage" office:value="0.9699115044247788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64" table:style-name="ce5">
            <text:p>11.364</text:p>
          </table:table-cell>
          <table:table-cell office:value-type="float" office:value="10938" table:style-name="ce5">
            <text:p>10.938</text:p>
          </table:table-cell>
          <table:table-cell office:value-type="percentage" office:value="0.95616323096339928" table:style-name="ce25">
            <text:p>95,6%</text:p>
          </table:table-cell>
          <table:table-cell office:value-type="percentage" office:value="0.92031973075305007" table:style-name="ce25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76" table:style-name="ce5">
            <text:p>8.376</text:p>
          </table:table-cell>
          <table:table-cell office:value-type="float" office:value="8376" table:style-name="ce5">
            <text:p>8.376</text:p>
          </table:table-cell>
          <table:table-cell office:value-type="float" office:value="8216" table:style-name="ce5">
            <text:p>8.21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089780324737341" table:style-name="ce25">
            <text:p>98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027" table:style-name="ce15">
            <text:p>419.027</text:p>
          </table:table-cell>
          <table:table-cell office:value-type="float" office:value="417015" table:style-name="ce15">
            <text:p>417.015</text:p>
          </table:table-cell>
          <table:table-cell office:value-type="float" office:value="389920" table:style-name="ce15">
            <text:p>389.920</text:p>
          </table:table-cell>
          <table:table-cell office:value-type="percentage" office:value="0.99519840010309601" table:style-name="ce26">
            <text:p>99,5%</text:p>
          </table:table-cell>
          <table:table-cell office:value-type="percentage" office:value="0.93053669572605102" table:style-name="ce26">
            <text:p>93,1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70187" table:style-name="ce23">
            <text:p>1.870.187</text:p>
          </table:table-cell>
          <table:table-cell office:value-type="percentage" office:value="0.94451789960223109" table:style-name="ce28">
            <text:p>94,5%</text:p>
          </table:table-cell>
          <table:table-cell office:value-type="float" office:value="1108344" table:style-name="ce23">
            <text:p>1.108.344</text:p>
          </table:table-cell>
          <table:table-cell office:value-type="percentage" office:value="0.55975725791952102" table:style-name="ce28">
            <text:p>56,0%</text:p>
          </table:table-cell>
          <table:table-cell office:value-type="date" office:date-value="2021-05-24T00:00:00" table:style-name="ce29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4654" table:style-name="ce5">
            <text:p>354.654</text:p>
          </table:table-cell>
          <table:table-cell office:value-type="percentage" office:value="0.94794576202325931" table:style-name="ce30">
            <text:p>94,8%</text:p>
          </table:table-cell>
          <table:table-cell office:value-type="float" office:value="235926" table:style-name="ce5">
            <text:p>235.926</text:p>
          </table:table-cell>
          <table:table-cell office:value-type="percentage" office:value="0.63060067516819063" table:style-name="ce30">
            <text:p>63,1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3681" table:style-name="ce5">
            <text:p>333.681</text:p>
          </table:table-cell>
          <table:table-cell office:value-type="percentage" office:value="0.96237385608850767" table:style-name="ce30">
            <text:p>96,2%</text:p>
          </table:table-cell>
          <table:table-cell office:value-type="float" office:value="199924" table:style-name="ce5">
            <text:p>199.924</text:p>
          </table:table-cell>
          <table:table-cell office:value-type="percentage" office:value="0.57660349496866414" table:style-name="ce30">
            <text:p>57,7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8929" table:style-name="ce5">
            <text:p>218.929</text:p>
          </table:table-cell>
          <table:table-cell office:value-type="percentage" office:value="0.8853163707241325" table:style-name="ce30">
            <text:p>88,5%</text:p>
          </table:table-cell>
          <table:table-cell office:value-type="float" office:value="115805" table:style-name="ce5">
            <text:p>115.805</text:p>
          </table:table-cell>
          <table:table-cell office:value-type="percentage" office:value="0.46829822596233556" table:style-name="ce30">
            <text:p>46,8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27142" table:style-name="ce5">
            <text:p>427.142</text:p>
          </table:table-cell>
          <table:table-cell office:value-type="percentage" office:value="0.8901406454812768" table:style-name="ce30">
            <text:p>89,0%</text:p>
          </table:table-cell>
          <table:table-cell office:value-type="float" office:value="227545" table:style-name="ce5">
            <text:p>227.545</text:p>
          </table:table-cell>
          <table:table-cell office:value-type="percentage" office:value="0.47419137705034187" table:style-name="ce30">
            <text:p>47,4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4855" table:style-name="ce5">
            <text:p>164.855</text:p>
          </table:table-cell>
          <table:table-cell office:value-type="percentage" office:value="0.96151715047272435" table:style-name="ce30">
            <text:p>96,2%</text:p>
          </table:table-cell>
          <table:table-cell office:value-type="float" office:value="95987" table:style-name="ce5">
            <text:p>95.987</text:p>
          </table:table-cell>
          <table:table-cell office:value-type="percentage" office:value="0.55984438884125676" table:style-name="ce30">
            <text:p>56,0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69993" table:style-name="ce5">
            <text:p>769.993</text:p>
          </table:table-cell>
          <table:table-cell office:value-type="percentage" office:value="0.97759261187189106" table:style-name="ce30">
            <text:p>97,8%</text:p>
          </table:table-cell>
          <table:table-cell office:value-type="float" office:value="510632" table:style-name="ce5">
            <text:p>510.632</text:p>
          </table:table-cell>
          <table:table-cell office:value-type="percentage" office:value="0.64830468664697927" table:style-name="ce30">
            <text:p>64,8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2688" table:style-name="ce5">
            <text:p>492.688</text:p>
          </table:table-cell>
          <table:table-cell office:value-type="percentage" office:value="0.96089433415441383" table:style-name="ce30">
            <text:p>96,1%</text:p>
          </table:table-cell>
          <table:table-cell office:value-type="float" office:value="299981" table:style-name="ce5">
            <text:p>299.981</text:p>
          </table:table-cell>
          <table:table-cell office:value-type="percentage" office:value="0.58505594464240096" table:style-name="ce30">
            <text:p>58,5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38625" table:style-name="ce5">
            <text:p>1.738.625</text:p>
          </table:table-cell>
          <table:table-cell office:value-type="percentage" office:value="0.90549989792049468" table:style-name="ce30">
            <text:p>90,5%</text:p>
          </table:table-cell>
          <table:table-cell office:value-type="float" office:value="945239" table:style-name="ce5">
            <text:p>945.239</text:p>
          </table:table-cell>
          <table:table-cell office:value-type="percentage" office:value="0.49229351815973565" table:style-name="ce30">
            <text:p>49,2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25769" table:style-name="ce5">
            <text:p>1.225.769</text:p>
          </table:table-cell>
          <table:table-cell office:value-type="percentage" office:value="0.94645133543506743" table:style-name="ce30">
            <text:p>94,6%</text:p>
          </table:table-cell>
          <table:table-cell office:value-type="float" office:value="675329" table:style-name="ce5">
            <text:p>675.329</text:p>
          </table:table-cell>
          <table:table-cell office:value-type="percentage" office:value="0.521440853788951" table:style-name="ce30">
            <text:p>52,1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6348" table:style-name="ce5">
            <text:p>296.348</text:p>
          </table:table-cell>
          <table:table-cell office:value-type="percentage" office:value="1.0108125439153006" table:style-name="ce30">
            <text:p>101,1%</text:p>
          </table:table-cell>
          <table:table-cell office:value-type="float" office:value="177967" table:style-name="ce5">
            <text:p>177.967</text:p>
          </table:table-cell>
          <table:table-cell office:value-type="percentage" office:value="0.60702713027580513" table:style-name="ce30">
            <text:p>60,7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6838" table:style-name="ce5">
            <text:p>846.838</text:p>
          </table:table-cell>
          <table:table-cell office:value-type="percentage" office:value="0.97226951828434505" table:style-name="ce30">
            <text:p>97,2%</text:p>
          </table:table-cell>
          <table:table-cell office:value-type="float" office:value="537458" table:style-name="ce5">
            <text:p>537.458</text:p>
          </table:table-cell>
          <table:table-cell office:value-type="percentage" office:value="0.61706492948836444" table:style-name="ce30">
            <text:p>61,7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589" table:style-name="ce5">
            <text:p>86.589</text:p>
          </table:table-cell>
          <table:table-cell office:value-type="percentage" office:value="0.98340715502555365" table:style-name="ce30">
            <text:p>98,3%</text:p>
          </table:table-cell>
          <table:table-cell office:value-type="float" office:value="56626" table:style-name="ce5">
            <text:p>56.626</text:p>
          </table:table-cell>
          <table:table-cell office:value-type="percentage" office:value="0.64311186825667233" table:style-name="ce30">
            <text:p>64,3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75441" table:style-name="ce5">
            <text:p>1.475.441</text:p>
          </table:table-cell>
          <table:table-cell office:value-type="percentage" office:value="0.92589703588143524" table:style-name="ce30">
            <text:p>92,6%</text:p>
          </table:table-cell>
          <table:table-cell office:value-type="float" office:value="872035" table:style-name="ce5">
            <text:p>872.035</text:p>
          </table:table-cell>
          <table:table-cell office:value-type="percentage" office:value="0.54723612918772579" table:style-name="ce30">
            <text:p>54,7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4968" table:style-name="ce5">
            <text:p>294.968</text:p>
          </table:table-cell>
          <table:table-cell office:value-type="percentage" office:value="0.92298930780808497" table:style-name="ce30">
            <text:p>92,3%</text:p>
          </table:table-cell>
          <table:table-cell office:value-type="float" office:value="177323" table:style-name="ce5">
            <text:p>177.323</text:p>
          </table:table-cell>
          <table:table-cell office:value-type="percentage" office:value="0.55486436843472198" table:style-name="ce30">
            <text:p>55,5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5004" table:style-name="ce5">
            <text:p>165.004</text:p>
          </table:table-cell>
          <table:table-cell office:value-type="percentage" office:value="0.96605426165969954" table:style-name="ce30">
            <text:p>96,6%</text:p>
          </table:table-cell>
          <table:table-cell office:value-type="float" office:value="102241" table:style-name="ce5">
            <text:p>102.241</text:p>
          </table:table-cell>
          <table:table-cell office:value-type="percentage" office:value="0.59859369328228007" table:style-name="ce30">
            <text:p>59,9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1033" table:style-name="ce5">
            <text:p>631.033</text:p>
          </table:table-cell>
          <table:table-cell office:value-type="percentage" office:value="0.96910542885663831" table:style-name="ce30">
            <text:p>96,9%</text:p>
          </table:table-cell>
          <table:table-cell office:value-type="float" office:value="320350" table:style-name="ce5">
            <text:p>320.350</text:p>
          </table:table-cell>
          <table:table-cell office:value-type="percentage" office:value="0.49197573523765648" table:style-name="ce30">
            <text:p>49,2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267" table:style-name="ce5">
            <text:p>12.267</text:p>
          </table:table-cell>
          <table:table-cell office:value-type="percentage" office:value="0.82997293640054126" table:style-name="ce30">
            <text:p>83,0%</text:p>
          </table:table-cell>
          <table:table-cell office:value-type="float" office:value="6697" table:style-name="ce5">
            <text:p>6.697</text:p>
          </table:table-cell>
          <table:table-cell office:value-type="percentage" office:value="0.4531123139377537" table:style-name="ce30">
            <text:p>45,3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1038" table:style-name="ce5">
            <text:p>11.038</text:p>
          </table:table-cell>
          <table:table-cell office:value-type="percentage" office:value="0.79273197357081293" table:style-name="ce30">
            <text:p>79,3%</text:p>
          </table:table-cell>
          <table:table-cell office:value-type="float" office:value="6480" table:style-name="ce5">
            <text:p>6.480</text:p>
          </table:table-cell>
          <table:table-cell office:value-type="percentage" office:value="0.4653835104854927" table:style-name="ce30">
            <text:p>46,5%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96" table:style-name="ce5">
            <text:p>3.296</text:p>
          </table:table-cell>
          <table:table-cell office:value-type="string" table:style-name="ce30">
            <text:p>-</text:p>
          </table:table-cell>
          <table:table-cell office:value-type="float" office:value="636" table:style-name="ce5">
            <text:p>636</text:p>
          </table:table-cell>
          <table:table-cell office:value-type="string" table:style-name="ce30">
            <text:p>-</text:p>
          </table:table-cell>
          <table:table-cell office:value-type="date" office:date-value="2021-05-24T00:00:00" table:style-name="ce8">
            <text:p>2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419345" table:style-name="ce15">
            <text:p>11.419.345</text:p>
          </table:table-cell>
          <table:table-cell office:value-type="percentage" office:value="0.94133156596849987" table:style-name="ce16">
            <text:p>94,1%</text:p>
          </table:table-cell>
          <table:table-cell office:value-type="float" office:value="6672525" table:style-name="ce15">
            <text:p>6.672.525</text:p>
          </table:table-cell>
          <table:table-cell office:value-type="percentage" office:value="0.55003666210399671" table:style-name="ce16">
            <text:p>55,0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098" table:style-name="ce39">
            <text:p>429.098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6212" table:style-name="ce39">
            <text:p>636.212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7821430822856137" table:style-name="ce40">
            <text:p>97,8%</text:p>
          </table:table-cell>
          <table:table-cell office:value-type="float" office:value="804877" table:style-name="ce39">
            <text:p>804.87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7854569190315523" table:style-name="ce40">
            <text:p>87,9%</text:p>
          </table:table-cell>
          <table:table-cell office:value-type="float" office:value="617562" table:style-name="ce39">
            <text:p>617.562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48818320012078853" table:style-name="ce40">
            <text:p>48,8%</text:p>
          </table:table-cell>
          <table:table-cell office:value-type="float" office:value="379702" table:style-name="ce39">
            <text:p>379.702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617279101582685" table:style-name="ce40">
            <text:p>12,6%</text:p>
          </table:table-cell>
          <table:table-cell office:value-type="float" office:value="37146" table:style-name="ce39">
            <text:p>37.146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9353259428038208E-2" table:style-name="ce40">
            <text:p>5,9%</text:p>
          </table:table-cell>
          <table:table-cell office:value-type="float" office:value="494" table:style-name="ce39">
            <text:p>494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7154644048790408E-3" table:style-name="ce40">
            <text:p>0,3%</text:p>
          </table:table-cell>
          <table:table-cell office:value-type="float" office:value="2905091" table:style-name="ce39">
            <text:p>2.905.091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1135703496906706" table:style-name="ce40">
            <text:p>4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156" table:style-name="ce42">
            <text:p>100.156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5969" table:style-name="ce42">
            <text:p>115.969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48980706990038" table:style-name="ce43">
            <text:p>97,5%</text:p>
          </table:table-cell>
          <table:table-cell office:value-type="float" office:value="138529" table:style-name="ce42">
            <text:p>138.529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859222214405853" table:style-name="ce43">
            <text:p>88,6%</text:p>
          </table:table-cell>
          <table:table-cell office:value-type="float" office:value="80265" table:style-name="ce42">
            <text:p>80.265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40483491874552369" table:style-name="ce43">
            <text:p>40,5%</text:p>
          </table:table-cell>
          <table:table-cell office:value-type="float" office:value="59726" table:style-name="ce42">
            <text:p>59.726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388988147945563" table:style-name="ce43">
            <text:p>13,4%</text:p>
          </table:table-cell>
          <table:table-cell office:value-type="float" office:value="6544" table:style-name="ce42">
            <text:p>6.544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3379681542946842E-2" table:style-name="ce43">
            <text:p>7,3%</text:p>
          </table:table-cell>
          <table:table-cell office:value-type="float" office:value="55" table:style-name="ce42">
            <text:p>55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1907113837329722E-3" table:style-name="ce43">
            <text:p>0,2%</text:p>
          </table:table-cell>
          <table:table-cell office:value-type="float" office:value="501244" table:style-name="ce42">
            <text:p>501.244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4249640701858461" table:style-name="ce43">
            <text:p>44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968" table:style-name="ce42">
            <text:p>87.968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2029" table:style-name="ce42">
            <text:p>112.029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3684" table:style-name="ce42">
            <text:p>133.684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9329912062652017" table:style-name="ce43">
            <text:p>89,3%</text:p>
          </table:table-cell>
          <table:table-cell office:value-type="float" office:value="76337" table:style-name="ce42">
            <text:p>76.337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46934735159396229" table:style-name="ce43">
            <text:p>46,9%</text:p>
          </table:table-cell>
          <table:table-cell office:value-type="float" office:value="44793" table:style-name="ce42">
            <text:p>44.793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906766637172263" table:style-name="ce43">
            <text:p>13,9%</text:p>
          </table:table-cell>
          <table:table-cell office:value-type="float" office:value="4526" table:style-name="ce42">
            <text:p>4.526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3537902139205228E-2" table:style-name="ce43">
            <text:p>8,4%</text:p>
          </table:table-cell>
          <table:table-cell office:value-type="float" office:value="43" table:style-name="ce42">
            <text:p>43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7629634389256569E-3" table:style-name="ce43">
            <text:p>0,3%</text:p>
          </table:table-cell>
          <table:table-cell office:value-type="float" office:value="459380" table:style-name="ce42">
            <text:p>459.380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0973747488096544" table:style-name="ce43">
            <text:p>51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173" table:style-name="ce42">
            <text:p>50.173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427" table:style-name="ce42">
            <text:p>75.427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3679517114610755" table:style-name="ce43">
            <text:p>93,7%</text:p>
          </table:table-cell>
          <table:table-cell office:value-type="float" office:value="93329" table:style-name="ce42">
            <text:p>93.329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9611194991085976" table:style-name="ce43">
            <text:p>79,6%</text:p>
          </table:table-cell>
          <table:table-cell office:value-type="float" office:value="89859" table:style-name="ce42">
            <text:p>89.859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54198206240161162" table:style-name="ce43">
            <text:p>54,2%</text:p>
          </table:table-cell>
          <table:table-cell office:value-type="float" office:value="49185" table:style-name="ce42">
            <text:p>49.185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598982015024114" table:style-name="ce43">
            <text:p>10,6%</text:p>
          </table:table-cell>
          <table:table-cell office:value-type="float" office:value="4290" table:style-name="ce42">
            <text:p>4.290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9977283053157656E-2" table:style-name="ce43">
            <text:p>5,0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62304" table:style-name="ce42">
            <text:p>362.304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6734433157352026" table:style-name="ce43">
            <text:p>36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90078" table:style-name="ce42">
            <text:p>90.078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82490358615187" table:style-name="ce43">
            <text:p>99,8%</text:p>
          </table:table-cell>
          <table:table-cell office:value-type="float" office:value="143875" table:style-name="ce42">
            <text:p>143.875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3104296225352845" table:style-name="ce43">
            <text:p>93,1%</text:p>
          </table:table-cell>
          <table:table-cell office:value-type="float" office:value="193189" table:style-name="ce42">
            <text:p>193.18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2175914110220682" table:style-name="ce43">
            <text:p>82,2%</text:p>
          </table:table-cell>
          <table:table-cell office:value-type="float" office:value="143241" table:style-name="ce42">
            <text:p>143.241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4086621856027754" table:style-name="ce43">
            <text:p>40,9%</text:p>
          </table:table-cell>
          <table:table-cell office:value-type="float" office:value="97565" table:style-name="ce42">
            <text:p>97.565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1720772551059512" table:style-name="ce43">
            <text:p>11,7%</text:p>
          </table:table-cell>
          <table:table-cell office:value-type="float" office:value="7709" table:style-name="ce42">
            <text:p>7.709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7035064277390341E-2" table:style-name="ce43">
            <text:p>4,7%</text:p>
          </table:table-cell>
          <table:table-cell office:value-type="float" office:value="72" table:style-name="ce42">
            <text:p>72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6233766233766235E-3" table:style-name="ce43">
            <text:p>0,2%</text:p>
          </table:table-cell>
          <table:table-cell office:value-type="float" office:value="675729" table:style-name="ce42">
            <text:p>675.729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6115290323580612" table:style-name="ce43">
            <text:p>36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25" table:style-name="ce42">
            <text:p>41.925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077" table:style-name="ce42">
            <text:p>55.077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7853" table:style-name="ce42">
            <text:p>67.853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7727713491499126" table:style-name="ce43">
            <text:p>87,7%</text:p>
          </table:table-cell>
          <table:table-cell office:value-type="float" office:value="30452" table:style-name="ce42">
            <text:p>30.452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33849095193633011" table:style-name="ce43">
            <text:p>33,8%</text:p>
          </table:table-cell>
          <table:table-cell office:value-type="float" office:value="25288" table:style-name="ce42">
            <text:p>25.288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018878609562348" table:style-name="ce43">
            <text:p>13,0%</text:p>
          </table:table-cell>
          <table:table-cell office:value-type="float" office:value="1775" table:style-name="ce42">
            <text:p>1.775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808644625733507E-2" table:style-name="ce43">
            <text:p>5,1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22379" table:style-name="ce42">
            <text:p>222.379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4353030810715938" table:style-name="ce43">
            <text:p>44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624" table:style-name="ce42">
            <text:p>227.624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6222" table:style-name="ce42">
            <text:p>246.222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6147" table:style-name="ce42">
            <text:p>296.147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2959899552695602" table:style-name="ce43">
            <text:p>93,0%</text:p>
          </table:table-cell>
          <table:table-cell office:value-type="float" office:value="96616" table:style-name="ce42">
            <text:p>96.616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25346887912376204" table:style-name="ce43">
            <text:p>25,3%</text:p>
          </table:table-cell>
          <table:table-cell office:value-type="float" office:value="98149" table:style-name="ce42">
            <text:p>98.149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282224778401786" table:style-name="ce43">
            <text:p>13,3%</text:p>
          </table:table-cell>
          <table:table-cell office:value-type="float" office:value="8980" table:style-name="ce42">
            <text:p>8.980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2178892412513329E-2" table:style-name="ce43">
            <text:p>6,2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973850" table:style-name="ce42">
            <text:p>973.85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6531729350037004" table:style-name="ce43">
            <text:p>4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684" table:style-name="ce42">
            <text:p>136.684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5524" table:style-name="ce42">
            <text:p>155.524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7751742603754843" table:style-name="ce43">
            <text:p>97,8%</text:p>
          </table:table-cell>
          <table:table-cell office:value-type="float" office:value="200480" table:style-name="ce42">
            <text:p>200.480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1776382047572835" table:style-name="ce43">
            <text:p>91,8%</text:p>
          </table:table-cell>
          <table:table-cell office:value-type="float" office:value="165284" table:style-name="ce42">
            <text:p>165.284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53754740176532956" table:style-name="ce43">
            <text:p>53,8%</text:p>
          </table:table-cell>
          <table:table-cell office:value-type="float" office:value="85570" table:style-name="ce42">
            <text:p>85.57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08846319566584" table:style-name="ce43">
            <text:p>12,1%</text:p>
          </table:table-cell>
          <table:table-cell office:value-type="float" office:value="7722" table:style-name="ce42">
            <text:p>7.722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1645955670889122E-2" table:style-name="ce43">
            <text:p>5,2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751374" table:style-name="ce42">
            <text:p>751.374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3685449230332729" table:style-name="ce43">
            <text:p>43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340" table:style-name="ce42">
            <text:p>452.340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95192" table:style-name="ce42">
            <text:p>595.192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3687941922769369" table:style-name="ce43">
            <text:p>93,7%</text:p>
          </table:table-cell>
          <table:table-cell office:value-type="float" office:value="691093" table:style-name="ce42">
            <text:p>691.093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2510291505090838" table:style-name="ce43">
            <text:p>82,5%</text:p>
          </table:table-cell>
          <table:table-cell office:value-type="float" office:value="577979" table:style-name="ce42">
            <text:p>577.979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52939145249042852" table:style-name="ce43">
            <text:p>52,9%</text:p>
          </table:table-cell>
          <table:table-cell office:value-type="float" office:value="343507" table:style-name="ce42">
            <text:p>343.507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252240491420753" table:style-name="ce43">
            <text:p>12,3%</text:p>
          </table:table-cell>
          <table:table-cell office:value-type="float" office:value="46169" table:style-name="ce42">
            <text:p>46.169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2990602463348176E-2" table:style-name="ce43">
            <text:p>8,3%</text:p>
          </table:table-cell>
          <table:table-cell office:value-type="float" office:value="733" table:style-name="ce42">
            <text:p>73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5851473752689786E-3" table:style-name="ce43">
            <text:p>0,5%</text:p>
          </table:table-cell>
          <table:table-cell office:value-type="float" office:value="2707013" table:style-name="ce42">
            <text:p>2.707.013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1444500002908907" table:style-name="ce43">
            <text:p>41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3198" table:style-name="ce42">
            <text:p>293.198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3219" table:style-name="ce42">
            <text:p>423.219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655795661646815" table:style-name="ce43">
            <text:p>96,7%</text:p>
          </table:table-cell>
          <table:table-cell office:value-type="float" office:value="509352" table:style-name="ce42">
            <text:p>509.352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7709220151258416" table:style-name="ce43">
            <text:p>87,7%</text:p>
          </table:table-cell>
          <table:table-cell office:value-type="float" office:value="276730" table:style-name="ce42">
            <text:p>276.730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36782865057275094" table:style-name="ce43">
            <text:p>36,8%</text:p>
          </table:table-cell>
          <table:table-cell office:value-type="float" office:value="213488" table:style-name="ce42">
            <text:p>213.488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089014120875419" table:style-name="ce43">
            <text:p>12,1%</text:p>
          </table:table-cell>
          <table:table-cell office:value-type="float" office:value="20923" table:style-name="ce42">
            <text:p>20.923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9299840718298122E-2" table:style-name="ce43">
            <text:p>5,9%</text:p>
          </table:table-cell>
          <table:table-cell office:value-type="float" office:value="186" table:style-name="ce42">
            <text:p>186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8049665693019826E-3" table:style-name="ce43">
            <text:p>0,2%</text:p>
          </table:table-cell>
          <table:table-cell office:value-type="float" office:value="1737096" table:style-name="ce42">
            <text:p>1.737.096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40688027676635891" table:style-name="ce43">
            <text:p>4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20" table:style-name="ce42">
            <text:p>77.820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722" table:style-name="ce42">
            <text:p>94.722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3806" table:style-name="ce42">
            <text:p>123.806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8810027374957099" table:style-name="ce43">
            <text:p>98,8%</text:p>
          </table:table-cell>
          <table:table-cell office:value-type="float" office:value="67085" table:style-name="ce42">
            <text:p>67.085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3964459625567322" table:style-name="ce43">
            <text:p>39,6%</text:p>
          </table:table-cell>
          <table:table-cell office:value-type="float" office:value="48569" table:style-name="ce42">
            <text:p>48.569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806719010284896" table:style-name="ce43">
            <text:p>13,8%</text:p>
          </table:table-cell>
          <table:table-cell office:value-type="float" office:value="2775" table:style-name="ce42">
            <text:p>2.775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6470928398696249E-2" table:style-name="ce43">
            <text:p>3,6%</text:p>
          </table:table-cell>
          <table:table-cell office:value-type="float" office:value="71" table:style-name="ce42">
            <text:p>71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3885362477926789E-3" table:style-name="ce43">
            <text:p>0,3%</text:p>
          </table:table-cell>
          <table:table-cell office:value-type="float" office:value="414848" table:style-name="ce42">
            <text:p>414.848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5527006309172496" table:style-name="ce43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448" table:style-name="ce42">
            <text:p>239.448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4295" table:style-name="ce42">
            <text:p>284.295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8113279173942758" table:style-name="ce43">
            <text:p>98,1%</text:p>
          </table:table-cell>
          <table:table-cell office:value-type="float" office:value="323095" table:style-name="ce42">
            <text:p>323.095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130543313146574" table:style-name="ce43">
            <text:p>93,1%</text:p>
          </table:table-cell>
          <table:table-cell office:value-type="float" office:value="195924" table:style-name="ce42">
            <text:p>195.924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48270339920520144" table:style-name="ce43">
            <text:p>48,3%</text:p>
          </table:table-cell>
          <table:table-cell office:value-type="float" office:value="103961" table:style-name="ce42">
            <text:p>103.961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694098114294199" table:style-name="ce43">
            <text:p>11,7%</text:p>
          </table:table-cell>
          <table:table-cell office:value-type="float" office:value="6306" table:style-name="ce42">
            <text:p>6.306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1284493764116664E-2" table:style-name="ce43">
            <text:p>4,1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53072" table:style-name="ce42">
            <text:p>1.153.072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8804326341305054" table:style-name="ce43">
            <text:p>48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05" table:style-name="ce42">
            <text:p>23.205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30" table:style-name="ce42">
            <text:p>28.230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154" table:style-name="ce42">
            <text:p>35.154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202184633331564" table:style-name="ce43">
            <text:p>93,2%</text:p>
          </table:table-cell>
          <table:table-cell office:value-type="float" office:value="14122" table:style-name="ce42">
            <text:p>14.12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29628230949983214" table:style-name="ce43">
            <text:p>29,6%</text:p>
          </table:table-cell>
          <table:table-cell office:value-type="float" office:value="14318" table:style-name="ce42">
            <text:p>14.318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304465795684736" table:style-name="ce43">
            <text:p>13,3%</text:p>
          </table:table-cell>
          <table:table-cell office:value-type="float" office:value="1456" table:style-name="ce42">
            <text:p>1.456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776570618800187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6495" table:style-name="ce42">
            <text:p>116.495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3020739471468455" table:style-name="ce43">
            <text:p>4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8129" table:style-name="ce42">
            <text:p>368.129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3509" table:style-name="ce42">
            <text:p>493.509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3808557997722786" table:style-name="ce43">
            <text:p>93,8%</text:p>
          </table:table-cell>
          <table:table-cell office:value-type="float" office:value="613803" table:style-name="ce42">
            <text:p>613.803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7271850913449445" table:style-name="ce43">
            <text:p>87,3%</text:p>
          </table:table-cell>
          <table:table-cell office:value-type="float" office:value="437328" table:style-name="ce42">
            <text:p>437.328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44956377732752317" table:style-name="ce43">
            <text:p>45,0%</text:p>
          </table:table-cell>
          <table:table-cell office:value-type="float" office:value="318489" table:style-name="ce42">
            <text:p>318.489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669941207055471" table:style-name="ce43">
            <text:p>12,7%</text:p>
          </table:table-cell>
          <table:table-cell office:value-type="float" office:value="31334" table:style-name="ce42">
            <text:p>31.334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5317813039381639E-2" table:style-name="ce43">
            <text:p>6,5%</text:p>
          </table:table-cell>
          <table:table-cell office:value-type="float" office:value="422" table:style-name="ce42">
            <text:p>422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1061158095406333E-3" table:style-name="ce43">
            <text:p>0,3%</text:p>
          </table:table-cell>
          <table:table-cell office:value-type="float" office:value="2263014" table:style-name="ce42">
            <text:p>2.263.014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9732510385606634" table:style-name="ce43">
            <text:p>39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765" table:style-name="ce42">
            <text:p>72.765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7930" table:style-name="ce42">
            <text:p>97.930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5170992915383046" table:style-name="ce43">
            <text:p>95,2%</text:p>
          </table:table-cell>
          <table:table-cell office:value-type="float" office:value="124273" table:style-name="ce42">
            <text:p>124.273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4591822148404794" table:style-name="ce43">
            <text:p>84,6%</text:p>
          </table:table-cell>
          <table:table-cell office:value-type="float" office:value="86868" table:style-name="ce42">
            <text:p>86.868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4073414112615823" table:style-name="ce43">
            <text:p>40,7%</text:p>
          </table:table-cell>
          <table:table-cell office:value-type="float" office:value="63136" table:style-name="ce42">
            <text:p>63.136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452930986004917" table:style-name="ce43">
            <text:p>11,5%</text:p>
          </table:table-cell>
          <table:table-cell office:value-type="float" office:value="7381" table:style-name="ce42">
            <text:p>7.381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2199263485214928E-2" table:style-name="ce43">
            <text:p>6,2%</text:p>
          </table:table-cell>
          <table:table-cell office:value-type="float" office:value="131" table:style-name="ce42">
            <text:p>131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7739110394100022E-3" table:style-name="ce43">
            <text:p>0,4%</text:p>
          </table:table-cell>
          <table:table-cell office:value-type="float" office:value="452484" table:style-name="ce42">
            <text:p>452.484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6564984133064077" table:style-name="ce43">
            <text:p>36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12" table:style-name="ce42">
            <text:p>42.212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160" table:style-name="ce42">
            <text:p>55.160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867221106968739" table:style-name="ce43">
            <text:p>98,9%</text:p>
          </table:table-cell>
          <table:table-cell office:value-type="float" office:value="67632" table:style-name="ce42">
            <text:p>67.632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1587671307079788" table:style-name="ce43">
            <text:p>91,6%</text:p>
          </table:table-cell>
          <table:table-cell office:value-type="float" office:value="49387" table:style-name="ce42">
            <text:p>49.387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51075557945684325" table:style-name="ce43">
            <text:p>51,1%</text:p>
          </table:table-cell>
          <table:table-cell office:value-type="float" office:value="29943" table:style-name="ce42">
            <text:p>29.943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425668525924997" table:style-name="ce43">
            <text:p>13,4%</text:p>
          </table:table-cell>
          <table:table-cell office:value-type="float" office:value="3648" table:style-name="ce42">
            <text:p>3.648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208741366869392E-2" table:style-name="ce43">
            <text:p>7,5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47991" table:style-name="ce42">
            <text:p>247.991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484993715355331" table:style-name="ce43">
            <text:p>44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379" table:style-name="ce42">
            <text:p>161.379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8603" table:style-name="ce42">
            <text:p>208.603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898451762475303" table:style-name="ce43">
            <text:p>97,9%</text:p>
          </table:table-cell>
          <table:table-cell office:value-type="float" office:value="261051" table:style-name="ce42">
            <text:p>261.051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3192893020466305" table:style-name="ce43">
            <text:p>93,2%</text:p>
          </table:table-cell>
          <table:table-cell office:value-type="float" office:value="146069" table:style-name="ce42">
            <text:p>146.06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42964377001973664" table:style-name="ce43">
            <text:p>43,0%</text:p>
          </table:table-cell>
          <table:table-cell office:value-type="float" office:value="99427" table:style-name="ce42">
            <text:p>99.427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716925870077767" table:style-name="ce43">
            <text:p>13,7%</text:p>
          </table:table-cell>
          <table:table-cell office:value-type="float" office:value="12712" table:style-name="ce42">
            <text:p>12.712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590993636110978E-2" table:style-name="ce43">
            <text:p>9,1%</text:p>
          </table:table-cell>
          <table:table-cell office:value-type="float" office:value="37" table:style-name="ce42">
            <text:p>37</text:p>
          </table:table-cell>
          <table:table-cell office:value-type="float" office:value="41824" table:style-name="ce42">
            <text:p>41.824</text:p>
          </table:table-cell>
          <table:table-cell office:value-type="percentage" office:value="8.8465952563121649E-4" table:style-name="ce43">
            <text:p>0,1%</text:p>
          </table:table-cell>
          <table:table-cell office:value-type="float" office:value="889278" table:style-name="ce42">
            <text:p>889.278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6850388515391256" table:style-name="ce43">
            <text:p>46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3" table:style-name="ce42">
            <text:p>2.333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558541266794622" table:style-name="ce43">
            <text:p>89,6%</text:p>
          </table:table-cell>
          <table:table-cell office:value-type="float" office:value="3694" table:style-name="ce42">
            <text:p>3.694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554886521537749" table:style-name="ce43">
            <text:p>85,5%</text:p>
          </table:table-cell>
          <table:table-cell office:value-type="float" office:value="6240" table:style-name="ce42">
            <text:p>6.240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9419625811378392" table:style-name="ce43">
            <text:p>79,4%</text:p>
          </table:table-cell>
          <table:table-cell office:value-type="float" office:value="8613" table:style-name="ce42">
            <text:p>8.613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4532710280373837" table:style-name="ce43">
            <text:p>74,5%</text:p>
          </table:table-cell>
          <table:table-cell office:value-type="float" office:value="5397" table:style-name="ce42">
            <text:p>5.397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7950508880462981" table:style-name="ce43">
            <text:p>18,0%</text:p>
          </table:table-cell>
          <table:table-cell office:value-type="float" office:value="425" table:style-name="ce42">
            <text:p>425</text:p>
          </table:table-cell>
          <table:table-cell office:value-type="float" office:value="7581" table:style-name="ce42">
            <text:p>7.581</text:p>
          </table:table-cell>
          <table:table-cell office:value-type="percentage" office:value="5.6061205645693182E-2" table:style-name="ce43">
            <text:p>5,6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6710" table:style-name="ce42">
            <text:p>26.710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40373046343601682" table:style-name="ce43">
            <text:p>40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91" table:style-name="ce42">
            <text:p>1.891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0502341421881651" table:style-name="ce43">
            <text:p>80,5%</text:p>
          </table:table-cell>
          <table:table-cell office:value-type="float" office:value="3046" table:style-name="ce42">
            <text:p>3.046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1270010672358595" table:style-name="ce43">
            <text:p>81,3%</text:p>
          </table:table-cell>
          <table:table-cell office:value-type="float" office:value="6101" table:style-name="ce42">
            <text:p>6.101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79481282739236" table:style-name="ce43">
            <text:p>77,9%</text:p>
          </table:table-cell>
          <table:table-cell office:value-type="float" office:value="7622" table:style-name="ce42">
            <text:p>7.622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7457297105938574" table:style-name="ce43">
            <text:p>67,5%</text:p>
          </table:table-cell>
          <table:table-cell office:value-type="float" office:value="6323" table:style-name="ce42">
            <text:p>6.323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21010134573849476" table:style-name="ce43">
            <text:p>21,0%</text:p>
          </table:table-cell>
          <table:table-cell office:value-type="float" office:value="298" table:style-name="ce42">
            <text:p>298</text:p>
          </table:table-cell>
          <table:table-cell office:value-type="float" office:value="8536" table:style-name="ce42">
            <text:p>8.536</text:p>
          </table:table-cell>
          <table:table-cell office:value-type="percentage" office:value="3.4910965323336457E-2" table:style-name="ce43">
            <text:p>3,5%</text:p>
          </table:table-cell>
          <table:table-cell office:value-type="float" office:value="7" table:style-name="ce42">
            <text:p>7</text:p>
          </table:table-cell>
          <table:table-cell office:value-type="float" office:value="2324" table:style-name="ce42">
            <text:p>2.324</text:p>
          </table:table-cell>
          <table:table-cell office:value-type="percentage" office:value="3.0120481927710845E-3" table:style-name="ce43">
            <text:p>0,3%</text:p>
          </table:table-cell>
          <table:table-cell office:value-type="float" office:value="25288" table:style-name="ce42">
            <text:p>25.288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38212094653812445" table:style-name="ce43">
            <text:p>38,2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7" table:style-name="ce45">
            <text:p>2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" table:style-name="ce45">
            <text:p>1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58" table:style-name="ce45">
            <text:p>3.25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217" table:style-name="ce45">
            <text:p>8.21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232" table:style-name="ce45">
            <text:p>50.23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20" table:style-name="ce45">
            <text:p>6.82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565" table:style-name="ce45">
            <text:p>68.56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8453" table:style-name="ce49">
            <text:p>2.898.453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27946" table:style-name="ce49">
            <text:p>3.827.946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6664204573432877" table:style-name="ce50">
            <text:p>96,7%</text:p>
          </table:table-cell>
          <table:table-cell office:value-type="float" office:value="4692946" table:style-name="ce49">
            <text:p>4.692.946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7932514718981836" table:style-name="ce50">
            <text:p>87,9%</text:p>
          </table:table-cell>
          <table:table-cell office:value-type="float" office:value="3175560" table:style-name="ce49">
            <text:p>3.175.560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45150317645784216" table:style-name="ce50">
            <text:p>45,2%</text:p>
          </table:table-cell>
          <table:table-cell office:value-type="float" office:value="2136768" table:style-name="ce49">
            <text:p>2.136.768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790336088352808" table:style-name="ce50">
            <text:p>12,8%</text:p>
          </table:table-cell>
          <table:table-cell office:value-type="float" office:value="218939" table:style-name="ce49">
            <text:p>218.939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6138738524828114E-2" table:style-name="ce50">
            <text:p>6,6%</text:p>
          </table:table-cell>
          <table:table-cell office:value-type="float" office:value="2593" table:style-name="ce49">
            <text:p>2.593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7322087689887454E-3" table:style-name="ce50">
            <text:p>0,3%</text:p>
          </table:table-cell>
          <table:table-cell office:value-type="float" office:value="16953205" table:style-name="ce49">
            <text:p>16.953.205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2245901314987144" table:style-name="ce50">
            <text:p>42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8533" table:style-name="ce39">
            <text:p>418.533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78031" table:style-name="ce39">
            <text:p>578.031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88875751290397476" table:style-name="ce40">
            <text:p>88,9%</text:p>
          </table:table-cell>
          <table:table-cell office:value-type="float" office:value="111780" table:style-name="ce39">
            <text:p>111.780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2201098731972053" table:style-name="ce40">
            <text:p>12,2%</text:p>
          </table:table-cell>
          <table:table-cell office:value-type="float" office:value="91824" table:style-name="ce39">
            <text:p>91.824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7.2586937291950093E-2" table:style-name="ce40">
            <text:p>7,3%</text:p>
          </table:table-cell>
          <table:table-cell office:value-type="float" office:value="160699" table:style-name="ce39">
            <text:p>160.699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3399353554767576E-2" table:style-name="ce40">
            <text:p>5,3%</text:p>
          </table:table-cell>
          <table:table-cell office:value-type="float" office:value="15632" table:style-name="ce39">
            <text:p>15.632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4977390604078321E-2" table:style-name="ce40">
            <text:p>2,5%</text:p>
          </table:table-cell>
          <table:table-cell office:value-type="float" office:value="353" table:style-name="ce39">
            <text:p>353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9404027022718652E-3" table:style-name="ce40">
            <text:p>0,2%</text:p>
          </table:table-cell>
          <table:table-cell office:value-type="float" office:value="1376852" table:style-name="ce39">
            <text:p>1.376.852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9496041821451718" table:style-name="ce40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800" table:style-name="ce42">
            <text:p>97.800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980841438359635" table:style-name="ce43">
            <text:p>99,0%</text:p>
          </table:table-cell>
          <table:table-cell office:value-type="float" office:value="105726" table:style-name="ce42">
            <text:p>105.726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88878987852549285" table:style-name="ce43">
            <text:p>88,9%</text:p>
          </table:table-cell>
          <table:table-cell office:value-type="float" office:value="32400" table:style-name="ce42">
            <text:p>32.400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0720484501205497" table:style-name="ce43">
            <text:p>20,7%</text:p>
          </table:table-cell>
          <table:table-cell office:value-type="float" office:value="16302" table:style-name="ce42">
            <text:p>16.302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8.2222872302865846E-2" table:style-name="ce43">
            <text:p>8,2%</text:p>
          </table:table-cell>
          <table:table-cell office:value-type="float" office:value="24205" table:style-name="ce42">
            <text:p>24.205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4261202511640211E-2" table:style-name="ce43">
            <text:p>5,4%</text:p>
          </table:table-cell>
          <table:table-cell office:value-type="float" office:value="1648" table:style-name="ce42">
            <text:p>1.648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8479479703969501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78112" table:style-name="ce42">
            <text:p>278.112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4551627700032841" table:style-name="ce43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894" table:style-name="ce42">
            <text:p>85.894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800195841778059" table:style-name="ce43">
            <text:p>97,8%</text:p>
          </table:table-cell>
          <table:table-cell office:value-type="float" office:value="97268" table:style-name="ce42">
            <text:p>97.268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89033309229375102" table:style-name="ce43">
            <text:p>89,0%</text:p>
          </table:table-cell>
          <table:table-cell office:value-type="float" office:value="16762" table:style-name="ce42">
            <text:p>16.762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1200652179723626" table:style-name="ce43">
            <text:p>11,2%</text:p>
          </table:table-cell>
          <table:table-cell office:value-type="float" office:value="20047" table:style-name="ce42">
            <text:p>20.047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325617141627471" table:style-name="ce43">
            <text:p>12,3%</text:p>
          </table:table-cell>
          <table:table-cell office:value-type="float" office:value="33625" table:style-name="ce42">
            <text:p>33.625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439466616991881" table:style-name="ce43">
            <text:p>10,4%</text:p>
          </table:table-cell>
          <table:table-cell office:value-type="float" office:value="3732" table:style-name="ce42">
            <text:p>3.732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8882777459901443E-2" table:style-name="ce43">
            <text:p>6,9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57364" table:style-name="ce42">
            <text:p>257.364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8557637573526229" table:style-name="ce43">
            <text:p>28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419" table:style-name="ce42">
            <text:p>48.419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73323644584393" table:style-name="ce43">
            <text:p>97,7%</text:p>
          </table:table-cell>
          <table:table-cell office:value-type="float" office:value="60928" table:style-name="ce42">
            <text:p>60.928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75671916140891249" table:style-name="ce43">
            <text:p>75,7%</text:p>
          </table:table-cell>
          <table:table-cell office:value-type="float" office:value="6458" table:style-name="ce42">
            <text:p>6.458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5087818068599602E-2" table:style-name="ce43">
            <text:p>5,5%</text:p>
          </table:table-cell>
          <table:table-cell office:value-type="float" office:value="9675" table:style-name="ce42">
            <text:p>9.675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835449374837904E-2" table:style-name="ce43">
            <text:p>5,8%</text:p>
          </table:table-cell>
          <table:table-cell office:value-type="float" office:value="20358" table:style-name="ce42">
            <text:p>20.358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3869894451938785E-2" table:style-name="ce43">
            <text:p>4,4%</text:p>
          </table:table-cell>
          <table:table-cell office:value-type="float" office:value="1504" table:style-name="ce42">
            <text:p>1.504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75211733594287E-2" table:style-name="ce43">
            <text:p>1,8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47377" table:style-name="ce42">
            <text:p>147.377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4942729187177259" table:style-name="ce43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5560" table:style-name="ce42">
            <text:p>85.560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4818032714216061" table:style-name="ce43">
            <text:p>94,8%</text:p>
          </table:table-cell>
          <table:table-cell office:value-type="float" office:value="122898" table:style-name="ce42">
            <text:p>122.898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79529673657712696" table:style-name="ce43">
            <text:p>79,5%</text:p>
          </table:table-cell>
          <table:table-cell office:value-type="float" office:value="19087" table:style-name="ce42">
            <text:p>19.087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8.1189491773433375E-2" table:style-name="ce43">
            <text:p>8,1%</text:p>
          </table:table-cell>
          <table:table-cell office:value-type="float" office:value="30313" table:style-name="ce42">
            <text:p>30.313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8.6482060528598165E-2" table:style-name="ce43">
            <text:p>8,6%</text:p>
          </table:table-cell>
          <table:table-cell office:value-type="float" office:value="39431" table:style-name="ce42">
            <text:p>39.431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7369628705050751E-2" table:style-name="ce43">
            <text:p>4,7%</text:p>
          </table:table-cell>
          <table:table-cell office:value-type="float" office:value="2869" table:style-name="ce42">
            <text:p>2.869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504682761944855E-2" table:style-name="ce43">
            <text:p>1,8%</text:p>
          </table:table-cell>
          <table:table-cell office:value-type="float" office:value="54" table:style-name="ce42">
            <text:p>54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2175324675324675E-3" table:style-name="ce43">
            <text:p>0,1%</text:p>
          </table:table-cell>
          <table:table-cell office:value-type="float" office:value="300212" table:style-name="ce42">
            <text:p>300.212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6045254145704538" table:style-name="ce43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207" table:style-name="ce42">
            <text:p>41.207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48431" table:style-name="ce42">
            <text:p>48.431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91265593788866695" table:style-name="ce43">
            <text:p>91,3%</text:p>
          </table:table-cell>
          <table:table-cell office:value-type="float" office:value="6349" table:style-name="ce42">
            <text:p>6.349</text:p>
          </table:table-cell>
          <table:table-cell office:value-type="float" office:value="77345" table:style-name="ce42">
            <text:p>77.345</text:p>
          </table:table-cell>
          <table:table-cell office:value-type="percentage" office:value="8.2086754153468222E-2" table:style-name="ce43">
            <text:p>8,2%</text:p>
          </table:table-cell>
          <table:table-cell office:value-type="float" office:value="7144" table:style-name="ce42">
            <text:p>7.144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9409541594415545E-2" table:style-name="ce43">
            <text:p>7,9%</text:p>
          </table:table-cell>
          <table:table-cell office:value-type="float" office:value="12512" table:style-name="ce42">
            <text:p>12.512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4414824882491339E-2" table:style-name="ce43">
            <text:p>6,4%</text:p>
          </table:table-cell>
          <table:table-cell office:value-type="float" office:value="737" table:style-name="ce42">
            <text:p>737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1096321740374981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16385" table:style-name="ce42">
            <text:p>116.38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321274711598296" table:style-name="ce43">
            <text:p>23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538" table:style-name="ce42">
            <text:p>223.538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946793527589117" table:style-name="ce43">
            <text:p>99,9%</text:p>
          </table:table-cell>
          <table:table-cell office:value-type="float" office:value="231666" table:style-name="ce42">
            <text:p>231.666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439957621938796" table:style-name="ce43">
            <text:p>94,4%</text:p>
          </table:table-cell>
          <table:table-cell office:value-type="float" office:value="55428" table:style-name="ce42">
            <text:p>55.428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7398728713803657" table:style-name="ce43">
            <text:p>17,4%</text:p>
          </table:table-cell>
          <table:table-cell office:value-type="float" office:value="34499" table:style-name="ce42">
            <text:p>34.499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9.0506984980651933E-2" table:style-name="ce43">
            <text:p>9,1%</text:p>
          </table:table-cell>
          <table:table-cell office:value-type="float" office:value="46046" table:style-name="ce42">
            <text:p>46.046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2312741051491982E-2" table:style-name="ce43">
            <text:p>6,2%</text:p>
          </table:table-cell>
          <table:table-cell office:value-type="float" office:value="3025" table:style-name="ce42">
            <text:p>3.025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945562310451315E-2" table:style-name="ce43">
            <text:p>2,1%</text:p>
          </table:table-cell>
          <table:table-cell office:value-type="float" office:value="105" table:style-name="ce42">
            <text:p>105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808671713695801E-3" table:style-name="ce43">
            <text:p>0,3%</text:p>
          </table:table-cell>
          <table:table-cell office:value-type="float" office:value="594307" table:style-name="ce42">
            <text:p>594.307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8396706345774447" table:style-name="ce43">
            <text:p>28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3507" table:style-name="ce42">
            <text:p>133.507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752163557554329" table:style-name="ce43">
            <text:p>98,8%</text:p>
          </table:table-cell>
          <table:table-cell office:value-type="float" office:value="141363" table:style-name="ce42">
            <text:p>141.363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88851107158345954" table:style-name="ce43">
            <text:p>88,9%</text:p>
          </table:table-cell>
          <table:table-cell office:value-type="float" office:value="25111" table:style-name="ce42">
            <text:p>25.111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1495394700701324" table:style-name="ce43">
            <text:p>11,5%</text:p>
          </table:table-cell>
          <table:table-cell office:value-type="float" office:value="36396" table:style-name="ce42">
            <text:p>36.396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1836944431796746" table:style-name="ce43">
            <text:p>11,8%</text:p>
          </table:table-cell>
          <table:table-cell office:value-type="float" office:value="38950" table:style-name="ce42">
            <text:p>38.95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5024616275702286E-2" table:style-name="ce43">
            <text:p>5,5%</text:p>
          </table:table-cell>
          <table:table-cell office:value-type="float" office:value="4277" table:style-name="ce42">
            <text:p>4.277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8605251541620406E-2" table:style-name="ce43">
            <text:p>2,9%</text:p>
          </table:table-cell>
          <table:table-cell office:value-type="float" office:value="97" table:style-name="ce42">
            <text:p>97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896799169105845E-3" table:style-name="ce43">
            <text:p>0,2%</text:p>
          </table:table-cell>
          <table:table-cell office:value-type="float" office:value="379701" table:style-name="ce42">
            <text:p>379.701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2076101592824035" table:style-name="ce43">
            <text:p>22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8682" table:style-name="ce42">
            <text:p>438.682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096136816966162" table:style-name="ce43">
            <text:p>98,1%</text:p>
          </table:table-cell>
          <table:table-cell office:value-type="float" office:value="434687" table:style-name="ce42">
            <text:p>434.687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68423181780976305" table:style-name="ce43">
            <text:p>68,4%</text:p>
          </table:table-cell>
          <table:table-cell office:value-type="float" office:value="71870" table:style-name="ce42">
            <text:p>71.870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5806319127394989E-2" table:style-name="ce43">
            <text:p>8,6%</text:p>
          </table:table-cell>
          <table:table-cell office:value-type="float" office:value="87530" table:style-name="ce42">
            <text:p>87.530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8.0171829489457586E-2" table:style-name="ce43">
            <text:p>8,0%</text:p>
          </table:table-cell>
          <table:table-cell office:value-type="float" office:value="154099" table:style-name="ce42">
            <text:p>154.099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4964178531658643E-2" table:style-name="ce43">
            <text:p>5,5%</text:p>
          </table:table-cell>
          <table:table-cell office:value-type="float" office:value="21045" table:style-name="ce42">
            <text:p>21.045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7829219364533824E-2" table:style-name="ce43">
            <text:p>3,8%</text:p>
          </table:table-cell>
          <table:table-cell office:value-type="float" office:value="377" table:style-name="ce42">
            <text:p>377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358254516338888E-3" table:style-name="ce43">
            <text:p>0,2%</text:p>
          </table:table-cell>
          <table:table-cell office:value-type="float" office:value="1208290" table:style-name="ce42">
            <text:p>1.208.290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8498978360471416" table:style-name="ce43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6237" table:style-name="ce42">
            <text:p>286.237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54787" table:style-name="ce42">
            <text:p>354.787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81027127268408772" table:style-name="ce43">
            <text:p>81,0%</text:p>
          </table:table-cell>
          <table:table-cell office:value-type="float" office:value="34305" table:style-name="ce42">
            <text:p>34.305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9072405670124395E-2" table:style-name="ce43">
            <text:p>5,9%</text:p>
          </table:table-cell>
          <table:table-cell office:value-type="float" office:value="55711" table:style-name="ce42">
            <text:p>55.711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7.4050886973073132E-2" table:style-name="ce43">
            <text:p>7,4%</text:p>
          </table:table-cell>
          <table:table-cell office:value-type="float" office:value="74391" table:style-name="ce42">
            <text:p>74.391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2124796216463839E-2" table:style-name="ce43">
            <text:p>4,2%</text:p>
          </table:table-cell>
          <table:table-cell office:value-type="float" office:value="6128" table:style-name="ce42">
            <text:p>6.128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367940731335414E-2" table:style-name="ce43">
            <text:p>1,7%</text:p>
          </table:table-cell>
          <table:table-cell office:value-type="float" office:value="135" table:style-name="ce42">
            <text:p>135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3100563809449873E-3" table:style-name="ce43">
            <text:p>0,1%</text:p>
          </table:table-cell>
          <table:table-cell office:value-type="float" office:value="811694" table:style-name="ce42">
            <text:p>811.694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901232167765011" table:style-name="ce43">
            <text:p>19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129" table:style-name="ce42">
            <text:p>76.129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8082" table:style-name="ce42">
            <text:p>88.082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5870521137184905" table:style-name="ce43">
            <text:p>95,9%</text:p>
          </table:table-cell>
          <table:table-cell office:value-type="float" office:value="13756" table:style-name="ce42">
            <text:p>13.756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10978714574171768" table:style-name="ce43">
            <text:p>11,0%</text:p>
          </table:table-cell>
          <table:table-cell office:value-type="float" office:value="16721" table:style-name="ce42">
            <text:p>16.721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9.8814532904689861E-2" table:style-name="ce43">
            <text:p>9,9%</text:p>
          </table:table-cell>
          <table:table-cell office:value-type="float" office:value="21585" table:style-name="ce42">
            <text:p>21.585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1359721187794578E-2" table:style-name="ce43">
            <text:p>6,1%</text:p>
          </table:table-cell>
          <table:table-cell office:value-type="float" office:value="1051" table:style-name="ce42">
            <text:p>1.051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812953422353065E-2" table:style-name="ce43">
            <text:p>1,4%</text:p>
          </table:table-cell>
          <table:table-cell office:value-type="float" office:value="58" table:style-name="ce42">
            <text:p>58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7681000334081039E-3" table:style-name="ce43">
            <text:p>0,3%</text:p>
          </table:table-cell>
          <table:table-cell office:value-type="float" office:value="217382" table:style-name="ce42">
            <text:p>217.382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3856332163829971" table:style-name="ce43">
            <text:p>23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6123" table:style-name="ce42">
            <text:p>236.123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4725" table:style-name="ce42">
            <text:p>274.725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4810568673601092" table:style-name="ce43">
            <text:p>94,8%</text:p>
          </table:table-cell>
          <table:table-cell office:value-type="float" office:value="26610" table:style-name="ce42">
            <text:p>26.610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7.6702015121336758E-2" table:style-name="ce43">
            <text:p>7,7%</text:p>
          </table:table-cell>
          <table:table-cell office:value-type="float" office:value="28415" table:style-name="ce42">
            <text:p>28.415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7.000682452591718E-2" table:style-name="ce43">
            <text:p>7,0%</text:p>
          </table:table-cell>
          <table:table-cell office:value-type="float" office:value="44223" table:style-name="ce42">
            <text:p>44.223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74443309591408E-2" table:style-name="ce43">
            <text:p>5,0%</text:p>
          </table:table-cell>
          <table:table-cell office:value-type="float" office:value="1901" table:style-name="ce42">
            <text:p>1.901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445579233362794E-2" table:style-name="ce43">
            <text:p>1,2%</text:p>
          </table:table-cell>
          <table:table-cell office:value-type="float" office:value="35" table:style-name="ce42">
            <text:p>35</text:p>
          </table:table-cell>
          <table:table-cell office:value-type="float" office:value="44014" table:style-name="ce42">
            <text:p>44.014</text:p>
          </table:table-cell>
          <table:table-cell office:value-type="percentage" office:value="7.952015267869314E-4" table:style-name="ce43">
            <text:p>0,1%</text:p>
          </table:table-cell>
          <table:table-cell office:value-type="float" office:value="612032" table:style-name="ce42">
            <text:p>612.032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5904548423100737" table:style-name="ce4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55" table:style-name="ce42">
            <text:p>22.855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7265" table:style-name="ce42">
            <text:p>27.265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6942222222222219" table:style-name="ce43">
            <text:p>96,9%</text:p>
          </table:table-cell>
          <table:table-cell office:value-type="float" office:value="6506" table:style-name="ce42">
            <text:p>6.506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7249058804814676" table:style-name="ce43">
            <text:p>17,2%</text:p>
          </table:table-cell>
          <table:table-cell office:value-type="float" office:value="5092" table:style-name="ce42">
            <text:p>5.09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0683115139308492" table:style-name="ce43">
            <text:p>10,7%</text:p>
          </table:table-cell>
          <table:table-cell office:value-type="float" office:value="5142" table:style-name="ce42">
            <text:p>5.142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7780111133825194E-2" table:style-name="ce43">
            <text:p>4,8%</text:p>
          </table:table-cell>
          <table:table-cell office:value-type="float" office:value="430" table:style-name="ce42">
            <text:p>430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0311761927255551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67299" table:style-name="ce42">
            <text:p>67.299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4853021551915153" table:style-name="ce43">
            <text:p>24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9138" table:style-name="ce42">
            <text:p>359.138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63122799501266" table:style-name="ce43">
            <text:p>98,6%</text:p>
          </table:table-cell>
          <table:table-cell office:value-type="float" office:value="436625" table:style-name="ce42">
            <text:p>436.625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2995774414966517" table:style-name="ce43">
            <text:p>83,0%</text:p>
          </table:table-cell>
          <table:table-cell office:value-type="float" office:value="76272" table:style-name="ce42">
            <text:p>76.272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0844519516637448" table:style-name="ce43">
            <text:p>10,8%</text:p>
          </table:table-cell>
          <table:table-cell office:value-type="float" office:value="84571" table:style-name="ce42">
            <text:p>84.571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8.6937168926677383E-2" table:style-name="ce43">
            <text:p>8,7%</text:p>
          </table:table-cell>
          <table:table-cell office:value-type="float" office:value="125236" table:style-name="ce42">
            <text:p>125.236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9820645517013117E-2" table:style-name="ce43">
            <text:p>5,0%</text:p>
          </table:table-cell>
          <table:table-cell office:value-type="float" office:value="15703" table:style-name="ce42">
            <text:p>15.703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2733950920961569E-2" table:style-name="ce43">
            <text:p>3,3%</text:p>
          </table:table-cell>
          <table:table-cell office:value-type="float" office:value="245" table:style-name="ce42">
            <text:p>245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8033136808944437E-3" table:style-name="ce43">
            <text:p>0,2%</text:p>
          </table:table-cell>
          <table:table-cell office:value-type="float" office:value="1097790" table:style-name="ce42">
            <text:p>1.097.790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9274274298000413" table:style-name="ce43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0897" table:style-name="ce42">
            <text:p>70.897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85703" table:style-name="ce42">
            <text:p>85.703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3288467332044047" table:style-name="ce43">
            <text:p>83,3%</text:p>
          </table:table-cell>
          <table:table-cell office:value-type="float" office:value="20723" table:style-name="ce42">
            <text:p>20.723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14106011204214855" table:style-name="ce43">
            <text:p>14,1%</text:p>
          </table:table-cell>
          <table:table-cell office:value-type="float" office:value="20817" table:style-name="ce42">
            <text:p>20.817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9.7615072963949431E-2" table:style-name="ce43">
            <text:p>9,8%</text:p>
          </table:table-cell>
          <table:table-cell office:value-type="float" office:value="28709" table:style-name="ce42">
            <text:p>28.709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2078401494743909E-2" table:style-name="ce43">
            <text:p>5,2%</text:p>
          </table:table-cell>
          <table:table-cell office:value-type="float" office:value="2646" table:style-name="ce42">
            <text:p>2.646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2297690175027599E-2" table:style-name="ce43">
            <text:p>2,2%</text:p>
          </table:table-cell>
          <table:table-cell office:value-type="float" office:value="117" table:style-name="ce42">
            <text:p>117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3705923023738186E-3" table:style-name="ce43">
            <text:p>0,3%</text:p>
          </table:table-cell>
          <table:table-cell office:value-type="float" office:value="229612" table:style-name="ce42">
            <text:p>229.612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8554819920176424" table:style-name="ce43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221" table:style-name="ce42">
            <text:p>41.221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2390" table:style-name="ce42">
            <text:p>52.390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3902351591626043" table:style-name="ce43">
            <text:p>93,9%</text:p>
          </table:table-cell>
          <table:table-cell office:value-type="float" office:value="8630" table:style-name="ce42">
            <text:p>8.630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11686799198309951" table:style-name="ce43">
            <text:p>11,7%</text:p>
          </table:table-cell>
          <table:table-cell office:value-type="float" office:value="11949" table:style-name="ce42">
            <text:p>11.949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12357540281713447" table:style-name="ce43">
            <text:p>12,4%</text:p>
          </table:table-cell>
          <table:table-cell office:value-type="float" office:value="13426" table:style-name="ce42">
            <text:p>13.426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6.0198719443298597E-2" table:style-name="ce43">
            <text:p>6,0%</text:p>
          </table:table-cell>
          <table:table-cell office:value-type="float" office:value="1014" table:style-name="ce42">
            <text:p>1.014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0905061333883104E-2" table:style-name="ce43">
            <text:p>2,1%</text:p>
          </table:table-cell>
          <table:table-cell office:value-type="float" office:value="6" table:style-name="ce42">
            <text:p>6</text:p>
          </table:table-cell>
          <table:table-cell office:value-type="float" office:value="13906" table:style-name="ce42">
            <text:p>13.906</text:p>
          </table:table-cell>
          <table:table-cell office:value-type="percentage" office:value="4.3146843089313965E-4" table:style-name="ce43">
            <text:p>0,0%</text:p>
          </table:table-cell>
          <table:table-cell office:value-type="float" office:value="128636" table:style-name="ce42">
            <text:p>128.636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326421731306573" table:style-name="ce43">
            <text:p>23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7131" table:style-name="ce42">
            <text:p>157.131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481481481481482" table:style-name="ce43">
            <text:p>99,5%</text:p>
          </table:table-cell>
          <table:table-cell office:value-type="float" office:value="144810" table:style-name="ce42">
            <text:p>144.810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67960071522097232" table:style-name="ce43">
            <text:p>68,0%</text:p>
          </table:table-cell>
          <table:table-cell office:value-type="float" office:value="18409" table:style-name="ce42">
            <text:p>18.409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5718498209689447E-2" table:style-name="ce43">
            <text:p>6,6%</text:p>
          </table:table-cell>
          <table:table-cell office:value-type="float" office:value="34149" table:style-name="ce42">
            <text:p>34.14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10044503010497768" table:style-name="ce43">
            <text:p>10,0%</text:p>
          </table:table-cell>
          <table:table-cell office:value-type="float" office:value="42129" table:style-name="ce42">
            <text:p>42.129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8121070733352737E-2" table:style-name="ce43">
            <text:p>5,8%</text:p>
          </table:table-cell>
          <table:table-cell office:value-type="float" office:value="3950" table:style-name="ce42">
            <text:p>3.950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8149341162888478E-2" table:style-name="ce43">
            <text:p>2,8%</text:p>
          </table:table-cell>
          <table:table-cell office:value-type="float" office:value="15" table:style-name="ce42">
            <text:p>15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5864575363427699E-4" table:style-name="ce43">
            <text:p>0,0%</text:p>
          </table:table-cell>
          <table:table-cell office:value-type="float" office:value="400593" table:style-name="ce42">
            <text:p>400.593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1104691318739618" table:style-name="ce43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7" table:style-name="ce42">
            <text:p>2.247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257197696737042" table:style-name="ce43">
            <text:p>86,3%</text:p>
          </table:table-cell>
          <table:table-cell office:value-type="float" office:value="3432" table:style-name="ce42">
            <text:p>3.432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9481241315423812" table:style-name="ce43">
            <text:p>79,5%</text:p>
          </table:table-cell>
          <table:table-cell office:value-type="float" office:value="1018" table:style-name="ce42">
            <text:p>1.018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956599210894743" table:style-name="ce43">
            <text:p>13,0%</text:p>
          </table:table-cell>
          <table:table-cell office:value-type="float" office:value="705" table:style-name="ce42">
            <text:p>705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1007268951194182E-2" table:style-name="ce43">
            <text:p>6,1%</text:p>
          </table:table-cell>
          <table:table-cell office:value-type="float" office:value="1139" table:style-name="ce42">
            <text:p>1.139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7883323355285041E-2" table:style-name="ce43">
            <text:p>3,8%</text:p>
          </table:table-cell>
          <table:table-cell office:value-type="float" office:value="115" table:style-name="ce42">
            <text:p>115</text:p>
          </table:table-cell>
          <table:table-cell office:value-type="float" office:value="7581" table:style-name="ce42">
            <text:p>7.581</text:p>
          </table:table-cell>
          <table:table-cell office:value-type="percentage" office:value="1.5169502704128743E-2" table:style-name="ce43">
            <text:p>1,5%</text:p>
          </table:table-cell>
          <table:table-cell office:value-type="float" office:value="5" table:style-name="ce42">
            <text:p>5</text:p>
          </table:table-cell>
          <table:table-cell office:value-type="float" office:value="2175" table:style-name="ce42">
            <text:p>2.175</text:p>
          </table:table-cell>
          <table:table-cell office:value-type="percentage" office:value="2.2988505747126436E-3" table:style-name="ce43">
            <text:p>0,2%</text:p>
          </table:table-cell>
          <table:table-cell office:value-type="float" office:value="8661" table:style-name="ce42">
            <text:p>8.661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3091387284984432" table:style-name="ce43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89" table:style-name="ce42">
            <text:p>1.789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160068114091106" table:style-name="ce43">
            <text:p>76,2%</text:p>
          </table:table-cell>
          <table:table-cell office:value-type="float" office:value="2781" table:style-name="ce42">
            <text:p>2.781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4199573105656347" table:style-name="ce43">
            <text:p>74,2%</text:p>
          </table:table-cell>
          <table:table-cell office:value-type="float" office:value="1910" table:style-name="ce42">
            <text:p>1.910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4402708572888718" table:style-name="ce43">
            <text:p>24,4%</text:p>
          </table:table-cell>
          <table:table-cell office:value-type="float" office:value="682" table:style-name="ce42">
            <text:p>682</text:p>
          </table:table-cell>
          <table:table-cell office:value-type="float" office:value="11299" table:style-name="ce42">
            <text:p>11.299</text:p>
          </table:table-cell>
          <table:table-cell office:value-type="percentage" office:value="6.035932383396761E-2" table:style-name="ce43">
            <text:p>6,0%</text:p>
          </table:table-cell>
          <table:table-cell office:value-type="float" office:value="977" table:style-name="ce42">
            <text:p>977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2463864429307196E-2" table:style-name="ce43">
            <text:p>3,2%</text:p>
          </table:table-cell>
          <table:table-cell office:value-type="float" office:value="88" table:style-name="ce42">
            <text:p>88</text:p>
          </table:table-cell>
          <table:table-cell office:value-type="float" office:value="8536" table:style-name="ce42">
            <text:p>8.536</text:p>
          </table:table-cell>
          <table:table-cell office:value-type="percentage" office:value="1.0309278350515464E-2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8233" table:style-name="ce42">
            <text:p>8.233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2440690259602889" table:style-name="ce43">
            <text:p>12,4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8" table:style-name="ce45">
            <text:p>62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85" table:style-name="ce45">
            <text:p>1.68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7381" table:style-name="ce45">
            <text:p>7.38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80" table:style-name="ce45">
            <text:p>58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282" table:style-name="ce45">
            <text:p>10.282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26911" table:style-name="ce49">
            <text:p>2.826.911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749014122675039" table:style-name="ce50">
            <text:p>99,7%</text:p>
          </table:table-cell>
          <table:table-cell office:value-type="float" office:value="3291602" table:style-name="ce49">
            <text:p>3.291.602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83120318077193567" table:style-name="ce50">
            <text:p>83,1%</text:p>
          </table:table-cell>
          <table:table-cell office:value-type="float" office:value="554012" table:style-name="ce49">
            <text:p>554.012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10380615575907451" table:style-name="ce50">
            <text:p>10,4%</text:p>
          </table:table-cell>
          <table:table-cell office:value-type="float" office:value="594227" table:style-name="ce49">
            <text:p>594.227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8.4487579525190579E-2" table:style-name="ce50">
            <text:p>8,4%</text:p>
          </table:table-cell>
          <table:table-cell office:value-type="float" office:value="894263" table:style-name="ce49">
            <text:p>894.263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3529088424099612E-2" table:style-name="ce50">
            <text:p>5,4%</text:p>
          </table:table-cell>
          <table:table-cell office:value-type="float" office:value="88075" table:style-name="ce49">
            <text:p>88.075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6606357915100722E-2" table:style-name="ce50">
            <text:p>2,7%</text:p>
          </table:table-cell>
          <table:table-cell office:value-type="float" office:value="1724" table:style-name="ce49">
            <text:p>1.724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8165553095783253E-3" table:style-name="ce50">
            <text:p>0,2%</text:p>
          </table:table-cell>
          <table:table-cell office:value-type="float" office:value="8250814" table:style-name="ce49">
            <text:p>8.250.814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0560305500482909" table:style-name="ce50">
            <text:p>20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5T15:03:01Z</meta:creation-date>
    <dc:date>2021-05-25T15:03:50Z</dc:date>
  </office:meta>
</office:document-meta>
</file>